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BC0000009B8AA0525FEDCAE023.png" manifest:media-type="image/png"/>
  <manifest:file-entry manifest:full-path="Pictures/200002B9000060F100000C687D2C7CB697EE649C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46cm" svg:height="2.36cm" svg:x="0cm" svg:y="0cm">
          <draw:image xlink:href="Pictures/200002B9000060F100000C687D2C7CB697EE649C.svm" xlink:type="simple" xlink:show="embed" xlink:actuate="onLoad" draw:mime-type="image/x-svm">
            <text:p/>
          </draw:image>
          <draw:image xlink:href="Pictures/10000200000004BC0000009B8AA0525FEDCAE02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46cm" fo:page-height="2.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3T09:06:11.024441657</meta:creation-date>
    <dc:date>2021-06-03T09:07:57.064335280</dc:date>
    <meta:editing-duration>PT1M47S</meta:editing-duration>
    <meta:editing-cycles>1</meta:editing-cycles>
    <meta:document-statistic meta:object-count="1"/>
    <meta:generator>LibreOffice/7.1.3.2$Linux_X86_64 LibreOffice_project/10$Build-2</meta:generator>
  </office:meta>
</office:document-meta>
</file>